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i18n service</text:p>
      <text:p text:style-name="Standard">- Config Service<text:line-break/>- communication Service Port<text:line-break/>- Contact Service Port <text:line-break/>- User Service Port<text:line-break/>- Company Service Port</text:p>
      <text:p text:style-name="Standard">- IAM Service Port 8101<text:line-break/>- Auth Service Port 8100</text:p>
      <text:p text:style-name="Standard">- Person Service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Meyer</meta:initial-creator>
    <meta:creation-date>2026-03-02T01:14:50.88</meta:creation-date>
    <meta:document-statistic meta:table-count="0" meta:image-count="0" meta:object-count="0" meta:page-count="1" meta:paragraph-count="4" meta:word-count="35" meta:character-count="191"/>
    <dc:date>2026-03-02T14:47:53.60</dc:date>
    <dc:creator>Thomas Meyer</dc:creator>
    <meta:editing-duration>PT13H17M52S</meta:editing-duration>
    <meta:editing-cycles>1</meta:editing-cycles>
    <meta:generator>OpenOffice/4.1.15$Win32 OpenOffice.org_project/4115m2$Build-9813</meta:generator>
  </office:meta>
</office:document-meta>
</file>